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Hi ${Name},</text:span></text:p>
        <text:p><text:span text:style-name="T2">Welcome back!</text:span></text:p>
        <text:p><text:span text:style-name="T3">Regards,</text:span></text:p>
        <text:p><text:span text:style-name="T4">${Test}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1-25T08:08:00.000</dc:date>
    <meta:generator>PHPWord</meta:generator>
    <meta:initial-creator/>
    <meta:creation-date>2016-11-25T08:08:00.000</meta:creation-date>
    <meta:keyword/>
    <meta:user-defined meta:name="Category"/>
    <meta:user-defined meta:name="Company"/>
    <meta:user-defined meta:name="Manager"/>
  </office:meta>
</office:document-meta>
</file>